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8.698cm"/>
    </style:style>
    <style:style style:name="co11" style:family="table-column">
      <style:table-column-properties fo:break-before="auto" style:column-width="9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48" style:family="table-cell" style:parent-style-name="Default">
      <style:text-properties style:font-name="Menlo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3f9ff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(G_rd_data &amp; curr_a)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 style:data-style-name="N2" text:time-value="04:16:10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7T05:53:18.133000000</dc:date>
    <meta:editing-duration>P1DT10H47M37S</meta:editing-duration>
    <meta:editing-cycles>172</meta:editing-cycles>
    <meta:generator>LibreOffice/7.1.2.2$Windows_X86_64 LibreOffice_project/8a45595d069ef5570103caea1b71cc9d82b2aae4</meta:generator>
    <meta:document-statistic meta:table-count="3" meta:cell-count="1326" meta:object-count="0"/>
  </office:meta>
</office:document-meta>
</file>